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Tipo</text:p>
          </table:table-cell>
          <table:table-cell office:value-type="string">
            <text:p>Nome</text:p>
          </table:table-cell>
          <table:table-cell office:value-type="string">
            <text:p>Provenienza Mosto</text:p>
          </table:table-cell>
          <table:table-cell office:value-type="string">
            <text:p>Annata</text:p>
          </table:table-cell>
          <table:table-cell office:value-type="string">
            <text:p>Qualifica</text:p>
          </table:table-cell>
          <table:table-cell office:value-type="string">
            <text:p>Biologico</text:p>
          </table:table-cell>
          <table:table-cell office:value-type="string">
            <text:p>Vitigni</text:p>
          </table:table-cell>
          <table:table-cell office:value-type="string">
            <text:p>Prezzo (€/L)</text:p>
          </table:table-cell>
        </table:table-row>
        <table:table-row>
          <table:table-cell office:value-type="string">
            <text:p>Rosso</text:p>
          </table:table-cell>
          <table:table-cell office:value-type="string">
            <text:p>AmaroneMazzano</text:p>
          </table:table-cell>
          <table:table-cell office:value-type="string">
            <text:p>S. Ambrogio di Valpolicella</text:p>
          </table:table-cell>
          <table:table-cell office:value-type="string">
            <text:p>2012</text:p>
          </table:table-cell>
          <table:table-cell office:value-type="string">
            <text:p>DOCG</text:p>
          </table:table-cell>
          <table:table-cell office:value-type="string">
            <text:p>No</text:p>
          </table:table-cell>
          <table:table-cell office:value-type="string">
            <text:p>Corvina 70%, Molinara 20%, Rondinella 10%</text:p>
          </table:table-cell>
          <table:table-cell office:value-type="string">
            <text:p>130.00</text:p>
          </table:table-cell>
        </table:table-row>
        <table:table-row>
          <table:table-cell office:value-type="string">
            <text:p>Rosso</text:p>
          </table:table-cell>
          <table:table-cell office:value-type="string">
            <text:p>BolgheriSassicaia</text:p>
          </table:table-cell>
          <table:table-cell office:value-type="string">
            <text:p>Castagneto Carducci</text:p>
          </table:table-cell>
          <table:table-cell office:value-type="string">
            <text:p>2018</text:p>
          </table:table-cell>
          <table:table-cell office:value-type="string">
            <text:p>DOC</text:p>
          </table:table-cell>
          <table:table-cell office:value-type="string">
            <text:p>No</text:p>
          </table:table-cell>
          <table:table-cell office:value-type="string">
            <text:p>Cabernet Sauvignon 85%, Cabernet Franc 15%</text:p>
          </table:table-cell>
          <table:table-cell office:value-type="string">
            <text:p>260.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4rc1</meta:generator>
  </office:meta>
</office:document-meta>
</file>